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dramLatency" table:style-name="ta1">
        <table:shapes>
          <draw:frame draw:z-index="0" draw:style-name="gr1" draw:text-style-name="P1" svg:width="11.7744in" svg:height="8.4185in" svg:x="1.452in" svg:y="0.0417in">
            <draw:object draw:notify-on-update-of-ranges="output_dramLatency.A1:output_dramLatency.A48 output_dramLatency.B1:output_dramLatency.B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10485760" calcext:value-type="float">
            <text:p>10485760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20971520" calcext:value-type="float">
            <text:p>20971520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000035" calcext:value-type="float">
            <text:p>0.000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9T23:29:20.081186198</dc:date>
    <meta:editing-duration>PT2M22S</meta:editing-duration>
    <meta:editing-cycles>2</meta:editing-cycles>
    <meta:generator>LibreOffice/7.3.7.2$Linux_X86_64 LibreOffice_project/30$Build-2</meta:generator>
    <meta:document-statistic meta:table-count="1" meta:cell-count="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08cm" svg:height="21.384cm" xlink:href=".." xlink:type="simple" chart:class="chart:line" chart:style-name="ch1">
        <chart:title svg:x="8.415cm" svg:y="0.563cm" chart:style-name="ch2">
          <text:p>Relationship between Memory Latency(ms) and Memory Size (B)</text:p>
        </chart:title>
        <chart:legend chart:legend-position="end" svg:x="27.056cm" svg:y="10.393cm" style:legend-expansion="high" chart:style-name="ch3"/>
        <chart:plot-area chart:style-name="ch4" table:cell-range-address="output_dramLatency.A1:output_dramLatency.B48" chart:data-source-has-labels="column" svg:x="1.609cm" svg:y="1.769cm" svg:width="24.849cm" svg:height="18.207cm">
          <chart:coordinate-region svg:x="3.262cm" svg:y="1.968cm" svg:width="23.196cm" svg:height="16.43cm"/>
          <chart:axis chart:dimension="x" chart:name="primary-x" chart:style-name="ch5" chartooo:axis-type="auto">
            <chartooo:date-scale/>
            <chart:title svg:x="13.036cm" svg:y="20.403cm" chart:style-name="ch6">
              <text:p>Memory Size</text:p>
            </chart:title>
            <chart:categories table:cell-range-address="output_dramLatency.A1:output_dramLatency.A48"/>
          </chart:axis>
          <chart:axis chart:dimension="y" chart:name="primary-y" chart:style-name="ch5">
            <chart:title svg:x="0.451cm" svg:y="12.12cm" chart:style-name="ch7">
              <text:p>Memory Latency</text:p>
            </chart:title>
            <chart:grid chart:style-name="ch8" chart:class="major"/>
          </chart:axis>
          <chart:series chart:style-name="ch9" chart:values-cell-range-address="output_dramLatency.B1:output_dramLatency.B48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put_dramLatency.A1:output_dramLatency.A48</svg:desc>
                </draw:g>
              </table:table-cell>
              <table:table-cell office:value-type="float" office:value="0.000008">
                <text:p>0.000008</text:p>
                <draw:g>
                  <svg:desc>output_dramLatency.B1:output_dramLatency.B4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9216">
                <text:p>92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1264">
                <text:p>1126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10485760">
                <text:p>10485760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12582912">
                <text:p>12582912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20971520">
                <text:p>20971520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000035">
                <text:p>0.000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